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egreya" svg:font-family="Alegreya" style:font-pitch="variable"/>
    <style:font-face style:name="Alegreya Black" svg:font-family="'Alegreya Black'" style:font-pitch="variable"/>
    <style:font-face style:name="Arial" svg:font-family="Arial"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Segoe UI" svg:font-family="'Segoe UI'" style:font-family-generic="system" style:font-pitch="variable"/>
    <style:font-face style:name="Tahoma" svg:font-family="Tahoma" style:font-family-generic="system" style:font-pitch="variable"/>
    <style:font-face style:name="a Agressive Winter" svg:font-family="'a Agressive Winter'" style:font-family-generic="modern" style:font-pitch="variable"/>
  </office:font-face-decls>
  <office:automatic-styles>
    <style:style style:name="P1" style:family="paragraph" style:parent-style-name="Standard">
      <style:paragraph-properties fo:text-align="center" style:justify-single-word="false"/>
      <style:text-properties style:font-name="Arial" fo:font-size="20pt" style:text-underline-style="solid" style:text-underline-width="auto" style:text-underline-color="font-color" fo:font-weight="bold" officeooo:rsid="001a1725" officeooo:paragraph-rsid="001a1725"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Arial" fo:font-size="16pt" style:text-underline-style="none" fo:font-weight="bold" officeooo:rsid="001a1725" officeooo:paragraph-rsid="001a1725"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6pt" style:text-underline-style="none" fo:font-weight="normal" officeooo:rsid="001a1725" officeooo:paragraph-rsid="001a1725" style:font-size-asian="16pt" style:font-weight-asian="normal" style:font-size-complex="16pt" style:font-weight-complex="normal"/>
    </style:style>
    <style:style style:name="P4" style:family="paragraph" style:parent-style-name="Standard">
      <style:paragraph-properties fo:text-align="start" style:justify-single-word="false"/>
      <style:text-properties style:font-name="Arial" fo:font-size="16pt" style:text-underline-style="none" fo:font-weight="normal" officeooo:rsid="001beadf" officeooo:paragraph-rsid="001beadf" style:font-size-asian="16pt" style:font-weight-asian="normal" style:font-size-complex="16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NSI PROJET : </text:p>
      <text:p text:style-name="P1">SITE WEB PRÉSENTATION SPE NSI</text:p>
      <text:p text:style-name="P1"/>
      <text:p text:style-name="P2">Ely Mizrahi Cramer</text:p>
      <text:p text:style-name="P2">Sasha </text:p>
      <text:p text:style-name="P2">Clement</text:p>
      <text:p text:style-name="P2">Soulayman RBI</text:p>
      <text:p text:style-name="P2"/>
      <text:p text:style-name="P3">Dans ce projet nous allons présenter la spécialité Numérique Science et informatique, cela divisé en 4 partie, une présentation globale de la NSI, le programme, l’orientation et l’épreuve du bac. La page web sera tourné sur le thème de l’espace. </text:p>
      <text:p text:style-name="P3"/>
      <text:p text:style-name="P3">Dans ce code il y a plusieurs langage, bien sur de l’HTML, du CSS ainsi que du JavaScript. Chacun de ces langages est utilisés dans ce code pour vous présenter une page web agréable et facile d’utilisation tout en vous apprenant les spécificité de la spécialité NSI.</text:p>
      <text:p text:style-name="P3"/>
      <text:p text:style-name="P3">Nous avons répartit les tâches du projet : Soulayman s’est occupé de la partie sur le Programme, Clément de la présentation globale de la spécialité NSI, Sasha du code de la page avec Ely et il a aussi fait la partie sur l’orientation et le BAC. </text:p>
      <text:p text:style-name="P3"/>
      <text:p text:style-name="P3">Après réflexions nous décidons de partir sur une présentation exhaustive de la spécialité NSI avec un thème légèrement orienté sur l’espace et Moderne. </text:p>
      <text:p text:style-name="P3"/>
      <text:p text:style-name="P3">Le JavaScript sert a régler la contrainte sur la barre de navigation qui n’affichait pas la ligne bleu quand on sélectionnait une option autre que « Accueil ».</text:p>
      <text:p text:style-name="P3"/>
      <text:p text:style-name="P4">Le CSS servira pour encadrer les sections ainsi qu’ajouter l’animation du titre dans le site. Il sert aussi a styliser toute la pag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egreya" svg:font-family="Alegreya" style:font-pitch="variable"/>
    <style:font-face style:name="Alegreya Black" svg:font-family="'Alegreya Black'" style:font-pitch="variable"/>
    <style:font-face style:name="Arial" svg:font-family="Arial"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Segoe UI" svg:font-family="'Segoe UI'" style:font-family-generic="system" style:font-pitch="variable"/>
    <style:font-face style:name="Tahoma" svg:font-family="Tahoma" style:font-family-generic="system" style:font-pitch="variable"/>
    <style:font-face style:name="a Agressive Winter" svg:font-family="'a Agressive Winter'"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06T18:04:13.368000000</dc:date>
    <meta:editing-duration>PT1M29S</meta:editing-duration>
    <meta:editing-cycles>1</meta:editing-cycles>
    <meta:document-statistic meta:table-count="0" meta:image-count="0" meta:object-count="0" meta:page-count="1" meta:paragraph-count="12" meta:word-count="224" meta:character-count="1302" meta:non-whitespace-character-count="1084"/>
    <meta:generator>LibreOffice/7.2.2.2$Windows_X86_64 LibreOffice_project/02b2acce88a210515b4a5bb2e46cbfb63fe97d56</meta:generator>
  </office:meta>
</office:document-meta>
</file>